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is is a room contra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6:29:57.850138293</meta:creation-date>
    <dc:date>2015-12-15T19:38:06.795936558</dc:date>
    <meta:editing-duration>PT2H52M58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4.2.8.2$Linux_X86_64 LibreOffice_project/420m0$Build-2</meta:generator>
  </office:meta>
</office:document-meta>
</file>